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c26d" officeooo:paragraph-rsid="0012c26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2c26d" officeooo:paragraph-rsid="0012c26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normal" officeooo:rsid="0012c26d" officeooo:paragraph-rsid="0012c26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normal" officeooo:rsid="001403b1" officeooo:paragraph-rsid="001403b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normal" officeooo:rsid="001652fd" officeooo:paragraph-rsid="001652f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normal" officeooo:rsid="0018e8af" officeooo:paragraph-rsid="0018e8a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fo:font-weight="bold" officeooo:rsid="0012c26d" officeooo:paragraph-rsid="0012c26d" style:font-size-asian="12pt" style:font-weight-asian="bold" style:font-size-complex="12pt" style:font-weight-complex="bold"/>
    </style:style>
    <style:style style:name="T1" style:family="text">
      <style:text-properties officeooo:rsid="00133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1-<text:span text:style-name="T1">2 | Projet Réseau</text:span></text:p>
      <text:p text:style-name="P2">Auteur : PELLETIER Sébastien</text:p>
      <text:p text:style-name="P2">BOUDERMINE Antoine</text:p>
      <text:p text:style-name="P2"/>
      <text:p text:style-name="P2"/>
      <text:p text:style-name="P2">projet-reseaux</text:p>
      <text:p text:style-name="P2"/>
      <text:p text:style-name="P7">2.2.2)</text:p>
      <text:p text:style-name="P3"><text:tab/>Il faut modifier le routage de VM1 pour la cible LAN4 afin d'envoyer</text:p>
      <text:p text:style-name="P3">les trames sur LAN3 via VM1-6.</text:p>
      <text:p text:style-name="P3">Pour VM1-6, on redirige les trames en direction de LAN4 vers tun0. </text:p>
      <text:p text:style-name="P3"/>
      <text:p text:style-name="P7">2.2.3-4-5)</text:p>
      <text:p text:style-name="P3"><text:tab/>Le ping sur l'ip de tun0 fonctionne bien, cependant on ne peut pas capturer</text:p>
      <text:p text:style-name="P3">le flux de ce ping car il passe directement par le noyau et n'est pas envoyé </text:p>
      <text:p text:style-name="P3">sur l'interface.</text:p>
      <text:p text:style-name="P3"/>
      <text:p text:style-name="P3"><text:tab/>Quand on fait un ping sur 172.16.2.10 le noyau envoi les données sur tun0 on</text:p>
      <text:p text:style-name="P3">a donc les requêtes de ping qui apparaissent sur wireshark (sans réponse).</text:p>
      <text:p text:style-name="P3"/>
      <text:p text:style-name="P7">2.3.3-4)</text:p>
      <text:p text:style-name="P3"/>
      <text:p text:style-name="P3"><text:tab/>Une fois la redirection fait, notre programme "agit" comme wireshark en écoute</text:p>
      <text:p text:style-name="P3">sur tun0, on obtien les même données.</text:p>
      <text:p text:style-name="P3"/>
      <text:p text:style-name="P3"><text:tab/>IFF_NO_PI permet d'obtenir seulement les paquet IP tels quelle sans aucune</text:p>
      <text:p text:style-name="P3">information ajouté par le noyau.</text:p>
      <text:p text:style-name="P3"/>
      <text:p text:style-name="P4">Utilisation du code : make ; tunnel.exe tun0 | hexdump -C</text:p>
      <text:p text:style-name="P4"><text:tab/><text:tab/> <text:s text:c="9"/>Dans un autre terminal : ./configure-tun.sh</text:p>
      <text:p text:style-name="P5"/>
      <text:p text:style-name="P5">Le code se trouve dans partage/src/.</text:p>
      <text:p text:style-name="P6">Les VM s’initialisent avec le scripte bash ./init-virtual-network.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20:09:25.071377218</meta:creation-date>
    <dc:date>2016-11-25T20:17:33.873440296</dc:date>
    <meta:editing-duration>PT8M9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171" meta:character-count="1037" meta:non-whitespace-character-count="870"/>
  </office:meta>
</office:document-meta>
</file>